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00b86a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066984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00b86a" officeooo:paragraph-rsid="0000b86a" style:font-size-asian="12pt" style:font-size-complex="12pt"/>
    </style:style>
    <style:style style:name="P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05ce5e" officeooo:paragraph-rsid="0005ce5e" style:font-size-asian="12pt" style:font-size-complex="12pt"/>
    </style:style>
    <style:style style:name="T1" style:family="text">
      <style:text-properties officeooo:rsid="0002385e"/>
    </style:style>
    <style:style style:name="T2" style:family="text">
      <style:text-properties style:font-name="Noto Sans" style:font-name-asian="Nimbus Mono L" style:font-name-complex="Liberation Mono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05ce5e" style:font-name-asian="Nimbus Mono L" style:font-name-complex="Liberation Mono"/>
    </style:style>
    <style:style style:name="T5" style:family="text">
      <style:text-properties style:font-name="Times New Roman1" fo:font-size="14pt" style:font-name-asian="Nimbus Mono L" style:font-size-asian="14pt" style:font-name-complex="Times New Roman2" style:font-size-complex="14pt"/>
    </style:style>
    <style:style style:name="T6" style:family="text">
      <style:text-properties style:font-name="Times New Roman1" style:font-name-asian="Nimbus Mono L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Д</text:p>
      <text:p text:style-name="P1">(Справочное)</text:p>
      <text:p text:style-name="P1">Руководство программист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ГРАММНОЕ ОБЕСПЕЧЕНИЕ ДЛЯ</text:p>
      <text:p text:style-name="P1"><text:s/>ОПРЕДЕЛЕНИЯ АВТОРСТВА ИСХОДНОГО КОДА ПРОГРАММ НА ЯЗЫКЕ С/С++</text:p>
      <text:p text:style-name="P2"><text:s/><text:span text:style-name="T4">«WhoseCppCode»</text:span></text:p>
      <text:p text:style-name="P1"><text:s/></text:p>
      <text:p text:style-name="P1"><text:s/>Руководство программиста</text:p>
      <text:p text:style-name="P1"><text:s/></text:p>
      <text:p text:style-name="P1"><text:s/>Листов <text:span text:style-name="T1">9</text:span></text:p>
      <text:p text:style-name="P1"/>
      <text:p text:style-name="P1"/>
      <text:p text:style-name="P1"/>
      <text:p text:style-name="P3">Аннотация</text:p>
      <text:p text:style-name="P1"/>
      <text:p text:style-name="P4">В данном руководстве описана структура, принципы работы программного обеспечения <text:span text:style-name="T3">«WhoseCppCode». Определены условия, </text:span><text:span text:style-name="T6">необходимые для эффективного функционирования программного обеспечения. Указаны возможные входные и выходные данные. Описан алгоритм работы программного обеспечения.</text:span></text:p>
      <text:p text:style-name="P3">1 Назначение и условия применения программы</text:p>
      <text:p text:style-name="P1">1.2 Назначение</text:p>
      <text:p text:style-name="P1">1.3 Функции</text:p>
      <text:p text:style-name="P1">1.4 Условия, необходимые для выполнения программы</text:p>
      <text:p text:style-name="P1"/>
      <text:p text:style-name="P3">2 Характеристики программного обеспечения</text:p>
      <text:p text:style-name="P1">2.1 Режим работы</text:p>
      <text:p text:style-name="P1">2.2 Описание особенностей программного обеспечения</text:p>
      <text:p text:style-name="P1">2.3 Обеспечение надежности программного обеспечения</text:p>
      <text:p text:style-name="P1"/>
      <text:p text:style-name="P3">3 Обращение к программе</text:p>
      <text:p text:style-name="P1"/>
      <text:p text:style-name="P3">4 Алгоритм</text:p>
      <text:p text:style-name="P1"/>
      <text:p text:style-name="P3">5 Входные данные</text:p>
      <text:p text:style-name="P1"/>
      <text:p text:style-name="P3">6 Выходные данные</text:p>
      <text:p text:style-name="P1"/>
      <text:p text:style-name="P3">7 Сообщения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21:49:01.326057741</dc:date>
    <meta:editing-duration>PT10M18S</meta:editing-duration>
    <meta:editing-cycles>5</meta:editing-cycles>
    <meta:generator>LibreOffice/5.2.2.2$Linux_X86_64 LibreOffice_project/20m0$Build-2</meta:generator>
    <meta:document-statistic meta:table-count="0" meta:image-count="0" meta:object-count="0" meta:page-count="9" meta:paragraph-count="25" meta:word-count="98" meta:character-count="830" meta:non-whitespace-character-count="749"/>
  </office:meta>
</office:document-meta>
</file>